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2.6cm" svg:x="3.6cm" svg:y="3.1cm">
          <text:p text:style-name="P1">Sample stage</text:p>
        </draw:rect>
        <draw:line draw:style-name="gr2" draw:text-style-name="P1" draw:layer="layout" svg:x1="5.8cm" svg:y1="5.8cm" svg:x2="5.8cm" svg:y2="8.7cm">
          <text:p/>
        </draw:line>
        <draw:custom-shape draw:style-name="gr3" draw:text-style-name="P1" draw:layer="layout" svg:width="4.7cm" svg:height="2.4cm" svg:x="3.4cm" svg:y="8.6cm">
          <text:p text:style-name="P1">Next step 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15T16:25:04.08</meta:creation-date>
    <dc:date>2020-05-15T16:28:18.44</dc:date>
    <meta:editing-duration>PT3M17S</meta:editing-duration>
    <meta:editing-cycles>1</meta:editing-cycles>
    <meta:document-statistic meta:object-count="3"/>
    <meta:generator>OpenOffice/4.1.7$Win32 OpenOffice.org_project/417m1$Build-9800</meta:generator>
  </office:meta>
</office:document-meta>
</file>